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normal" style:font-weight-asian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color="#00cc00"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 --- test i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2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heck usleep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2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3" office:value-type="string" calcext:value-type="string">
            <text:p>main thread while creating thing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Join &amp; thread???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erminate ko delete karna hai?</text:p>
          </table:table-cell>
          <table:table-cell table:number-columns-repeated="6"/>
          <table:table-cell table:style-name="ce7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8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/>
          <table:table-cell office:value-type="string" calcext:value-type="string">
            <text:p>Delete, suspend, resume -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6"/>
          <table:table-cell office:value-type="string" calcext:value-type="string">
            <text:p>not suspending the terminated thread</text:p>
          </table:table-cell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 stats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hat if the current thread is calling getStats on itself?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exception condi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6:45:14.78798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6T19:39:13.524257303</dc:date>
    <meta:editing-duration>PT14H23M38S</meta:editing-duration>
    <meta:editing-cycles>61</meta:editing-cycles>
    <meta:generator>LibreOffice/4.2.6.3$Linux_X86_64 LibreOffice_project/420m0$Build-3</meta:generator>
    <meta:document-statistic meta:table-count="2" meta:cell-count="55" meta:object-count="0"/>
  </office:meta>
</office:document-meta>
</file>